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style:font-name="Ubuntu" fo:font-size="12pt" fo:font-weight="normal" officeooo:paragraph-rsid="0007fb13" style:font-size-asian="12pt" style:font-size-complex="12pt"/>
    </style:style>
    <style:style style:name="P2" style:family="paragraph" style:parent-style-name="Normal">
      <style:text-properties style:font-name="Ubuntu" fo:font-size="12pt" style:text-underline-style="solid" style:text-underline-width="auto" style:text-underline-color="font-color" fo:font-weight="normal" officeooo:paragraph-rsid="0007fb13" style:font-size-asian="12pt" style:font-size-complex="12pt"/>
    </style:style>
    <style:style style:name="P3" style:family="paragraph" style:parent-style-name="Normal">
      <style:paragraph-properties fo:text-align="center" style:justify-single-word="false"/>
      <style:text-properties style:font-name="Ubuntu" fo:font-size="24pt" fo:font-weight="bold" officeooo:paragraph-rsid="0007fb13" style:font-size-asian="24pt" style:font-weight-asian="bold" style:font-size-complex="24pt" style:font-weight-complex="bold"/>
    </style:style>
    <style:style style:name="T1" style:family="text">
      <style:text-properties officeooo:rsid="0019269f"/>
    </style:style>
    <style:style style:name="T2" style:family="text">
      <style:text-properties officeooo:rsid="001fed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D Interface de Trenes</text:p>
      <text:p text:style-name="P1"/>
      <text:p text:style-name="P1">TAD tren_interface (Es la Interface del Tren como Cliente de Red, dibuja en pantalla, además de la Interfaz Gráfica),</text:p>
      <text:p text:style-name="P1"/>
      <text:p text:style-name="P2"><text:span text:style-name="T1">Nombre de Funciones - </text:span>Operaciones:</text:p>
      <text:p text:style-name="P1"/>
      <text:p text:style-name="P1">Estructura de datos para la variable global</text:p>
      <text:p text:style-name="P1"/>
      <text:p text:style-name="P1">typedef struct {</text:p>
      <text:p text:style-name="P1"><text:s text:c="4"/>WINDOW *pAppFrame;</text:p>
      <text:p text:style-name="P1"><text:s text:c="4"/>WINDOW *pLogFrame;</text:p>
      <text:p text:style-name="P1"><text:s text:c="4"/>WINDOW *pLogWindow;</text:p>
      <text:p text:style-name="P1"><text:s text:c="4"/>WINDOW *pCmdFrame;</text:p>
      <text:p text:style-name="P1"><text:s text:c="4"/>WINDOW *pCmdWindow;</text:p>
      <text:p text:style-name="P1">} ST_APP_WINDOW;</text:p>
      <text:p text:style-name="P1"/>
      <text:p text:style-name="P1">Estructura del tipo enum para los colores a utilizar</text:p>
      <text:p text:style-name="P1"/>
      <text:p text:style-name="P1">typedef enum {RED = 1, GREEN, BLUE, WHITE, YELLOW, CYAN,} COLOUR;</text:p>
      <text:p text:style-name="P1"/>
      <text:p text:style-name="P1">void initUserInterface(ST_APP_WINDOW *):</text:p>
      <text:p text:style-name="P1">Funcion que Crea las ventanas de la app. Asocia colores con las ventanas, Crea en pantalla un grupo de ventanas con la siguiente estructura: Log: muestra mensajes, Cmd: permite el ingreso de comandos al usuario. param ST_APP_WINDOW * puntero a estructura que contiene las ventanas.</text:p>
      <text:p text:style-name="P1"/>
      <text:p text:style-name="P1">void drawUserInterface(ST_APP_WINDOW *):</text:p>
      <text:p text:style-name="P1">Funcion que Dibuja el Marco de la App, Ventana Log, Ventana Cmd, Ventana Reg, param ST_APP_WINDOW * puntero a estructura que contiene las ventanas.</text:p>
      <text:p text:style-name="P1"/>
      <text:p text:style-name="P1">void printWindowTitle(WINDOW *pWin, const char * message):</text:p>
      <text:p text:style-name="P1">Funcion que imprime en la pantalla tipo Log en la parte superior, param * pWindow puntero a la estructura que contiene las ventanas, param * message contiene el mensaje a imprimir, param colour de la estructura tipo enum con los colores a utilizar.</text:p>
      <text:p text:style-name="P1"/>
      <text:p text:style-name="P1">void printMessage(ST_APP_WINDOW *pWindow, const char * message, COLOUR colour):</text:p>
      <text:p text:style-name="P1">Funcion Imprime mensaje, param * pWindow puntero a la estructura que contiene las ventanas, param * message contiene el mensaje a imprimir, param colour de la estructura tipo enum con los colores a utilizar.</text:p>
      <text:p text:style-name="P1"/>
      <text:p text:style-name="P1">void unInitUserInterface(ST_APP_WINDOW *):</text:p>
      <text:p text:style-name="P1">Funcion que inicia el usuario de la interfaz grafica, param * variable global para la interfaz grafica.</text:p>
      <text:p text:style-name="P1"/>
      <text:p text:style-name="P1">void clearCmdWindow(WINDOW *pWin):</text:p>
      <text:p text:style-name="P1">Funcion que limpia la ventana de comandos, param * pWin variable global, ventana de comandos, return ERR_OK.</text:p>
      <text:p text:style-name="P1"/>
      <text:p text:style-name="P1">void clearLogWindow(WINDOW *pWin):</text:p>
      <text:p text:style-name="P1"><text:soft-page-break/>Funcion que limpia la ventana de comandos y hace un refresco de pantalla, <text:span text:style-name="T2">L</text:span>impia la pantalla del Log, param * pWin variable global, ventana de comandos, return ERR_OK.</text:p>
      <text:p text:style-name="P1"/>
      <text:p text:style-name="P1">void printHelp(ST_APP_WINDOW *pAppWin):</text:p>
      <text:p text:style-name="P1">Funcion que imprime la Ayuda del programa, <text:span text:style-name="T2">p</text:span>aram * pAppWin representa la Variable global para la interfaz grafica.</text:p>
      <text:p text:style-name="P1"/>
      <text:p text:style-name="P1">void imprimirAndenAsignado(ST_APP_WINDOW *pWin):</text:p>
      <text:p text:style-name="P1">Funcion que imprime un mensaje que se le a asignado el anden al tren, param * pAppWin representa la Variable global para la interfaz grafica.</text:p>
      <text:p text:style-name="P1"/>
      <text:p text:style-name="P1">void DibujarTrenViajando(WINDOW *pLogWindow, int * tiempoRestante):</text:p>
      <text:p text:style-name="P1">Funcion Muestra el Tren viajando, param * pLogWindow representa la Variable global, param * puntero al tiempo restante del tren para actualizarlo.</text:p>
      <text:p text:style-name="P1"/>
      <text:p text:style-name="P1">void salirDelPrograma(TREN tren, int client, ST_APP_WINDOW * pWin):</text:p>
      <text:p text:style-name="P1">Funcion Salir del programa, param TREN tren estructura de datos tren, param int client numero de cliente servidor, param * pAppWin representa la Variable global para la interfaz grafica.</text:p>
      <text:p text:style-name="P1"/>
      <text:p text:style-name="P1">void InterfazGrafica(void * argumentos):</text:p>
      <text:p text:style-name="P1">Funcion para el hilo que se encarga de la interfaz grafica, param * argume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s" fo:country="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0:20:39.241887419</meta:creation-date>
    <dc:date>2019-11-12T00:21:16.656591039</dc:date>
    <meta:editing-duration>PT37S</meta:editing-duration>
    <meta:editing-cycles>1</meta:editing-cycles>
    <meta:document-statistic meta:table-count="0" meta:image-count="0" meta:object-count="0" meta:page-count="2" meta:paragraph-count="37" meta:word-count="441" meta:character-count="2993" meta:non-whitespace-character-count="2569"/>
    <meta:generator>LibreOffice/6.0.7.3$Linux_X86_64 LibreOffice_project/00m0$Build-3</meta:generator>
  </office:meta>
</office:document-meta>
</file>